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c26d5" officeooo:paragraph-rsid="001c26d5"/>
    </style:style>
    <style:style style:name="P3" style:family="paragraph" style:parent-style-name="Heading_20_1">
      <style:text-properties officeooo:rsid="002221bc" officeooo:paragraph-rsid="002221bc"/>
    </style:style>
    <style:style style:name="P4" style:family="paragraph" style:parent-style-name="Subtitle">
      <style:text-properties officeooo:rsid="001c26d5" officeooo:paragraph-rsid="001c26d5"/>
    </style:style>
    <style:style style:name="P5" style:family="paragraph" style:parent-style-name="Text_20_body">
      <style:text-properties officeooo:rsid="001c26d5" officeooo:paragraph-rsid="001c26d5"/>
    </style:style>
    <style:style style:name="P6" style:family="paragraph" style:parent-style-name="Text_20_body">
      <style:text-properties officeooo:paragraph-rsid="001c26d5"/>
    </style:style>
    <style:style style:name="P7" style:family="paragraph" style:parent-style-name="Text_20_body" style:list-style-name="List_20_1">
      <style:text-properties fo:font-weight="bold" officeooo:rsid="001c26d5" officeooo:paragraph-rsid="001c26d5" style:font-weight-asian="bold" style:font-weight-complex="bold"/>
    </style:style>
    <style:style style:name="P8" style:family="paragraph" style:parent-style-name="Text_20_body" style:list-style-name="List_20_1">
      <style:text-properties fo:font-style="italic" fo:font-weight="bold" officeooo:rsid="001c26d5" officeooo:paragraph-rsid="001c26d5" style:font-style-asian="italic" style:font-weight-asian="bold" style:font-style-complex="italic" style:font-weight-complex="bold"/>
    </style:style>
    <style:style style:name="P9" style:family="paragraph" style:parent-style-name="Text_20_body" style:list-style-name="List_20_1">
      <style:text-properties fo:font-style="italic" fo:font-weight="bold" officeooo:paragraph-rsid="001ff823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bold" officeooo:paragraph-rsid="001ff823" style:font-style-asian="italic" style:font-weight-asian="bold" style:font-style-complex="italic" style:font-weight-complex="bold"/>
    </style:style>
    <style:style style:name="P11" style:family="paragraph" style:parent-style-name="Text_20_body" style:list-style-name="List_20_1">
      <style:text-properties officeooo:paragraph-rsid="001c26d5"/>
    </style:style>
    <style:style style:name="P12" style:family="paragraph" style:parent-style-name="Text_20_body" style:list-style-name="List_20_1">
      <style:text-properties officeooo:paragraph-rsid="001ff823"/>
    </style:style>
    <style:style style:name="P13" style:family="paragraph" style:parent-style-name="Text_20_body">
      <style:text-properties officeooo:paragraph-rsid="002221bc"/>
    </style:style>
    <style:style style:name="P14" style:family="paragraph" style:parent-style-name="Text_20_body">
      <style:text-properties officeooo:rsid="00223e81" officeooo:paragraph-rsid="00223e81"/>
    </style:style>
    <style:style style:name="P15" style:family="paragraph" style:parent-style-name="Text_20_body">
      <style:text-properties fo:font-style="normal" officeooo:rsid="00223e81" officeooo:paragraph-rsid="00223e81" style:font-style-asian="normal" style:font-style-complex="normal"/>
    </style:style>
    <style:style style:name="P16" style:family="paragraph" style:parent-style-name="Title">
      <style:text-properties officeooo:rsid="001c26d5" officeooo:paragraph-rsid="001c26d5"/>
    </style:style>
    <style:style style:name="T1" style:family="text">
      <style:text-properties officeooo:rsid="001c26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26d5" style:font-style-asian="italic" style:font-style-complex="italic"/>
    </style:style>
    <style:style style:name="T4" style:family="text">
      <style:text-properties fo:font-style="italic" officeooo:rsid="002221bc" style:font-style-asian="italic" style:font-style-complex="italic"/>
    </style:style>
    <style:style style:name="T5" style:family="text">
      <style:text-properties fo:font-style="italic" officeooo:rsid="00223e81" style:font-style-asian="italic" style:font-style-complex="italic"/>
    </style:style>
    <style:style style:name="T6" style:family="text">
      <style:text-properties fo:font-style="italic" fo:font-weight="bold" officeooo:rsid="001c26d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df5b2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1ff823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c26d5" style:font-style-asian="normal" style:font-style-complex="normal"/>
    </style:style>
    <style:style style:name="T11" style:family="text">
      <style:text-properties fo:font-style="normal" officeooo:rsid="002221bc" style:font-style-asian="normal" style:font-style-complex="normal"/>
    </style:style>
    <style:style style:name="T12" style:family="text">
      <style:text-properties fo:font-style="normal" officeooo:rsid="00223e8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df5b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e69f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f82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4d4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ff823" style:font-style-asian="normal" style:font-weight-asian="bold" style:font-style-complex="normal" style:font-weight-complex="bold"/>
    </style:style>
    <style:style style:name="T19" style:family="text">
      <style:text-properties fo:font-weight="normal" officeooo:rsid="001df5b2" style:font-weight-asian="normal" style:font-weight-complex="normal"/>
    </style:style>
    <style:style style:name="T20" style:family="text">
      <style:text-properties fo:font-weight="normal" officeooo:rsid="001e69fc" style:font-weight-asian="normal" style:font-weight-complex="normal"/>
    </style:style>
    <style:style style:name="T21" style:family="text">
      <style:text-properties fo:font-weight="normal" officeooo:rsid="001ff823" style:font-weight-asian="normal" style:font-weight-complex="normal"/>
    </style:style>
    <style:style style:name="T22" style:family="text">
      <style:text-properties fo:font-weight="normal" officeooo:rsid="00204d47" style:font-weight-asian="normal" style:font-weight-complex="normal"/>
    </style:style>
    <style:style style:name="T23" style:family="text">
      <style:text-properties officeooo:rsid="001df5b2"/>
    </style:style>
    <style:style style:name="T24" style:family="text">
      <style:text-properties officeooo:rsid="001e69fc"/>
    </style:style>
    <style:style style:name="T25" style:family="text">
      <style:text-properties officeooo:rsid="001ff823"/>
    </style:style>
    <style:style style:name="T26" style:family="text">
      <style:text-properties officeooo:rsid="002221bc"/>
    </style:style>
    <style:style style:name="T27" style:family="text">
      <style:text-properties officeooo:rsid="00223e8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IW PL5. Creación de un índice.</text:p>
      <text:p text:style-name="P4">Hugo Fonseca Díaz (UO258318)</text:p>
      <text:h text:style-name="P2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1700413304" text:style-name="Index_20_Link" text:visited-style-name="Index_20_Link">Requerimientos<text:tab/>1</text:a></text:p>
          <text:p text:style-name="P1"><text:a xlink:type="simple" xlink:href="#__RefHeading___Toc109_1700413304" text:style-name="Index_20_Link" text:visited-style-name="Index_20_Link">Detalles de la implementación<text:tab/>1</text:a></text:p>
          <text:p text:style-name="P1"><text:a xlink:type="simple" xlink:href="#__RefHeading___Toc111_1700413304" text:style-name="Index_20_Link" text:visited-style-name="Index_20_Link">Aclaraciones y notas adicionales<text:tab/>2</text:a></text:p>
        </text:index-body>
      </text:table-of-content>
      <text:h text:style-name="P2" text:outline-level="1"/>
      <text:h text:style-name="P2" text:outline-level="1"><text:bookmark-start text:name="__RefHeading___Toc107_1700413304"/>Requerimientos<text:bookmark-end text:name="__RefHeading___Toc107_1700413304"/></text:h>
      <text:p text:style-name="P5"/>
      <text:p text:style-name="P6"><text:span text:style-name="T1">Se necesita Python 3.8 y la biblioteca </text:span><text:span text:style-name="T3">nltk</text:span><text:span text:style-name="T10"> para ejecutar el script </text:span><text:span text:style-name="T3">example.py</text:span><text:span text:style-name="T10"> que a su vez utiliza otro script denominado </text:span><text:span text:style-name="T3">index.py</text:span><text:span text:style-name="T10">. También se requiere el tener la colección </text:span><text:span text:style-name="T3">cran-1400.txt</text:span><text:span text:style-name="T10"> en la misma carpeta.</text:span></text:p>
      <text:p text:style-name="P6"><text:span text:style-name="T10"/></text:p>
      <text:h text:style-name="P2" text:outline-level="1"><text:bookmark-start text:name="__RefHeading___Toc109_1700413304"/>Detalles de la implementación<text:bookmark-end text:name="__RefHeading___Toc109_1700413304"/></text:h>
      <text:p text:style-name="P6"/>
      <text:p text:style-name="P5">El script <text:span text:style-name="T2">index.py</text:span><text:span text:style-name="T9"> está compuesto por dos clases:</text:span></text:p>
      <text:p text:style-name="P5"><text:span text:style-name="T9"/></text:p>
      <text:list xml:id="list2679531766" text:style-name="List_20_1">
        <text:list-item>
          <text:p text:style-name="P7"><text:span text:style-name="T9">Index:</text:span><text:span text:style-name="T13"> clase principal. Modela el fichero invertido y es la que interactuaría con otros scripts que quisieran usar el índice. Tiene la siguiente interfaz:</text:span></text:p>
          <text:list>
            <text:list-item>
              <text:list>
                <text:list-item>
                  <text:p text:style-name="P11"><text:span text:style-name="T6">load_document(self, id_doc, document):</text:span><text:span text:style-name="T14"> carga un documento convirtiéndolo a una bolsa de términos que se insertan al índice.</text:span></text:p>
                </text:list-item>
                <text:list-item>
                  <text:p text:style-name="P11"><text:span text:style-name="T7">put(self, term, entry): </text:span><text:span text:style-name="T14">inserta un término con su correspondiente entrada al índice.</text:span></text:p>
                </text:list-item>
                <text:list-item>
                  <text:p text:style-name="P8"><text:span text:style-name="T23">update_post_list(self, term, id_doc, tf):</text:span><text:span text:style-name="T14"> inserta un nuevo id de un documento junto a la frecuencia de término correspondiente al mismo a la </text:span><text:span text:style-name="T19">post-list</text:span><text:span text:style-name="T14"> de un término que ya existe en el índice.</text:span></text:p>
                </text:list-item>
                <text:list-item>
                  <text:p text:style-name="P8"><text:span text:style-name="T23">get_post_list(self, term):</text:span><text:span text:style-name="T14"> devuelve la </text:span><text:span text:style-name="T19">post-list</text:span><text:span text:style-name="T14"> de un determinado término.</text:span></text:p>
                </text:list-item>
                <text:list-item>
                  <text:p text:style-name="P8"><text:span text:style-name="T23">get_idf(self, term):</text:span><text:span text:style-name="T14"> devuelve la </text:span><text:span text:style-name="T19">inverse </text:span><text:span text:style-name="T20">document frequency</text:span><text:span text:style-name="T15"> de un determinado término.</text:span></text:p>
                </text:list-item>
                <text:list-item>
                  <text:p text:style-name="P8"><text:soft-page-break/><text:span text:style-name="T24">get(self, term):</text:span><text:span text:style-name="T15"> </text:span><text:span text:style-name="T16">devuelve la entrada asociada a un término del índice.</text:span></text:p>
                  <text:p text:style-name="P8"><text:span text:style-name="T16"/></text:p>
                </text:list-item>
              </text:list>
            </text:list-item>
          </text:list>
        </text:list-item>
        <text:list-item>
          <text:p text:style-name="P12"><text:span text:style-name="T18">IndexEntry: </text:span><text:span text:style-name="T16">modela una entrada del índice. Contiene la </text:span><text:span text:style-name="T8">post-list</text:span><text:span text:style-name="T16"> del término y una referencia al mismo. Tiene la siguiente interfaz:</text:span></text:p>
          <text:list>
            <text:list-item>
              <text:p text:style-name="P9"><text:span text:style-name="T25">get_idf(self, n_documents): </text:span><text:span text:style-name="T16">calcula </text:span><text:span text:style-name="T14">la </text:span><text:span text:style-name="T19">inverse </text:span><text:span text:style-name="T20">document frequency</text:span><text:span text:style-name="T16"> del término recibiendo el número de documentos actuales en el índice.</text:span></text:p>
            </text:list-item>
            <text:list-item>
              <text:p text:style-name="P9"><text:span text:style-name="T25">get_post_list(self): </text:span><text:span text:style-name="T16">devuelve la </text:span><text:span text:style-name="T21">post-list</text:span><text:span text:style-name="T16"> asociada al término.</text:span></text:p>
            </text:list-item>
            <text:list-item>
              <text:p text:style-name="P9"><text:span text:style-name="T25">update_post_list(self, id_doc, tf): </text:span><text:span text:style-name="T17">añade una nueva entrada a la </text:span><text:span text:style-name="T22">post-list</text:span><text:span text:style-name="T17"> asociada al término.</text:span></text:p>
            </text:list-item>
          </text:list>
        </text:list-item>
      </text:list>
      <text:p text:style-name="P10"><text:span text:style-name="T17"/></text:p>
      <text:h text:style-name="P3" text:outline-level="1"><text:bookmark-start text:name="__RefHeading___Toc111_1700413304"/>Aclaraciones <text:span text:style-name="T27">y notas adicionales</text:span><text:bookmark-end text:name="__RefHeading___Toc111_1700413304"/></text:h>
      <text:p text:style-name="P13"/>
      <text:p text:style-name="P13"><text:span text:style-name="T26">El propio índice convierte documentos </text:span><text:span text:style-name="T27">a </text:span><text:span text:style-name="T26">bolsas de palabras dando un id del documento y el texto que lo comprende. </text:span><text:span text:style-name="T27">Los términos de éstas bolsas de palabras son luego introducidos al índice por medio de la función </text:span><text:span text:style-name="T5">put</text:span><text:span text:style-name="T12">. Solo se puede introducir un documento a la vez. Si un término ya está incluido en el fichero invertido simplemente se actualiza la </text:span><text:span text:style-name="T5">post-list</text:span><text:span text:style-name="T12"> de su entrada asociada mediante la función</text:span><text:span text:style-name="T5"> update_post_list</text:span><text:span text:style-name="T12">.</text:span><text:span text:style-name="T5"> </text:span></text:p>
      <text:p text:style-name="P13"><text:span text:style-name="T26">Asumiendo que se le pueden introducir documentos en cualquier momento al índice, se pasa el número de documentos actuales al método que calcula la </text:span><text:span text:style-name="T4">idf</text:span><text:span text:style-name="T11"> </text:span><text:span text:style-name="T12">del término en</text:span><text:span text:style-name="T11"> la clase que modela una entrada del índice.</text:span></text:p>
      <text:p text:style-name="P14"><text:span text:style-name="T11">E</text:span><text:span text:style-name="T9">ntre los ficheros entregados se encuentra uno llamado </text:span><text:span text:style-name="T2">result_example_supersonic.txt</text:span><text:span text:style-name="T9"> con el output de la ejecución del comando:</text:span></text:p>
      <text:p text:style-name="P14"><text:span text:style-name="T9"><text:tab/></text:span><text:span text:style-name="T2">$ python example.py -t supersonic</text:span></text:p>
      <text:p text:style-name="P15">Si se quisiera ver la ayuda de este script puede consultarse mediante el comando:</text:p>
      <text:p text:style-name="P15"><text:tab/><text:span text:style-name="T2">$ python example.py -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9:59:26.068477183</meta:creation-date>
    <dc:date>2020-10-22T20:45:15.396685005</dc:date>
    <meta:editing-duration>PT23M56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408" meta:character-count="2604" meta:non-whitespace-character-count="2233"/>
  </office:meta>
</office:document-meta>
</file>